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4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Schueler_Nachname</text:p>
          </table:table-cell>
          <table:table-cell table:style-name="ce1" office:value-type="string">
            <text:p>Schueler_Vorname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Lehrer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D'Albon</text:p>
          </table:table-cell>
          <table:table-cell office:value-type="string">
            <text:p>Alix Nicole</text:p>
          </table:table-cell>
          <table:table-cell office:value-type="string">
            <text:p>Brüssel</text:p>
          </table:table-cell>
          <table:table-cell office:value-type="string">
            <text:p>Peters</text:p>
          </table:table-cell>
          <table:table-cell table:number-columns-repeated="1020"/>
        </table:table-row>
        <table:table-row table:style-name="ro1">
          <table:table-cell office:value-type="string">
            <text:p>Eich</text:p>
          </table:table-cell>
          <table:table-cell office:value-type="string">
            <text:p>Corinna</text:p>
          </table:table-cell>
          <table:table-cell office:value-type="string">
            <text:p>Brüssel</text:p>
          </table:table-cell>
          <table:table-cell office:value-type="string">
            <text:p>Peters</text:p>
          </table:table-cell>
          <table:table-cell table:number-columns-repeated="1020"/>
        </table:table-row>
        <table:table-row table:style-name="ro1">
          <table:table-cell office:value-type="string">
            <text:p>Frieder</text:p>
          </table:table-cell>
          <table:table-cell office:value-type="string">
            <text:p>Pia</text:p>
          </table:table-cell>
          <table:table-cell office:value-type="string">
            <text:p>Brüssel</text:p>
          </table:table-cell>
          <table:table-cell office:value-type="string">
            <text:p>Diefenhardt</text:p>
          </table:table-cell>
          <table:table-cell table:number-columns-repeated="1020"/>
        </table:table-row>
        <table:table-row table:style-name="ro1">
          <table:table-cell office:value-type="string">
            <text:p>Hinkel</text:p>
          </table:table-cell>
          <table:table-cell office:value-type="string">
            <text:p>Julia</text:p>
          </table:table-cell>
          <table:table-cell office:value-type="string">
            <text:p>Brüssel</text:p>
          </table:table-cell>
          <table:table-cell office:value-type="string">
            <text:p>Peters</text:p>
          </table:table-cell>
          <table:table-cell table:number-columns-repeated="1020"/>
        </table:table-row>
        <table:table-row table:style-name="ro1">
          <table:table-cell office:value-type="string">
            <text:p>Janz</text:p>
          </table:table-cell>
          <table:table-cell office:value-type="string">
            <text:p>Konstantin Felix</text:p>
          </table:table-cell>
          <table:table-cell office:value-type="string">
            <text:p>Brüssel</text:p>
          </table:table-cell>
          <table:table-cell office:value-type="string">
            <text:p>Peters</text:p>
          </table:table-cell>
          <table:table-cell table:number-columns-repeated="1020"/>
        </table:table-row>
        <table:table-row table:style-name="ro1">
          <table:table-cell office:value-type="string">
            <text:p>Laalou</text:p>
          </table:table-cell>
          <table:table-cell office:value-type="string">
            <text:p>Sara</text:p>
          </table:table-cell>
          <table:table-cell office:value-type="string">
            <text:p>Brüssel</text:p>
          </table:table-cell>
          <table:table-cell office:value-type="string">
            <text:p>Peters</text:p>
          </table:table-cell>
          <table:table-cell table:number-columns-repeated="1020"/>
        </table:table-row>
        <table:table-row table:style-name="ro1">
          <table:table-cell office:value-type="string">
            <text:p>Lauter</text:p>
          </table:table-cell>
          <table:table-cell office:value-type="string">
            <text:p>Jan Hendrik</text:p>
          </table:table-cell>
          <table:table-cell office:value-type="string">
            <text:p>Brüssel</text:p>
          </table:table-cell>
          <table:table-cell office:value-type="string">
            <text:p>Diefenhardt</text:p>
          </table:table-cell>
          <table:table-cell table:number-columns-repeated="1020"/>
        </table:table-row>
        <table:table-row table:style-name="ro1">
          <table:table-cell office:value-type="string">
            <text:p>Linhart</text:p>
          </table:table-cell>
          <table:table-cell office:value-type="string">
            <text:p>Isabel</text:p>
          </table:table-cell>
          <table:table-cell office:value-type="string">
            <text:p>Brüssel</text:p>
          </table:table-cell>
          <table:table-cell office:value-type="string">
            <text:p>Peters</text:p>
          </table:table-cell>
          <table:table-cell table:number-columns-repeated="1020"/>
        </table:table-row>
        <table:table-row table:style-name="ro1">
          <table:table-cell office:value-type="string">
            <text:p>Lübbing</text:p>
          </table:table-cell>
          <table:table-cell office:value-type="string">
            <text:p>David Bendikt</text:p>
          </table:table-cell>
          <table:table-cell office:value-type="string">
            <text:p>Brüssel</text:p>
          </table:table-cell>
          <table:table-cell office:value-type="string">
            <text:p>Olbrich</text:p>
          </table:table-cell>
          <table:table-cell table:number-columns-repeated="1020"/>
        </table:table-row>
        <table:table-row table:style-name="ro1">
          <table:table-cell office:value-type="string">
            <text:p>Miosga</text:p>
          </table:table-cell>
          <table:table-cell office:value-type="string">
            <text:p>Alexander</text:p>
          </table:table-cell>
          <table:table-cell office:value-type="string">
            <text:p>Brüssel</text:p>
          </table:table-cell>
          <table:table-cell office:value-type="string">
            <text:p>Olbrich</text:p>
          </table:table-cell>
          <table:table-cell table:number-columns-repeated="1020"/>
        </table:table-row>
        <table:table-row table:style-name="ro1">
          <table:table-cell office:value-type="string">
            <text:p>Müller-Freitag</text:p>
          </table:table-cell>
          <table:table-cell office:value-type="string">
            <text:p>Julian Patrick</text:p>
          </table:table-cell>
          <table:table-cell office:value-type="string">
            <text:p>Brüssel</text:p>
          </table:table-cell>
          <table:table-cell office:value-type="string">
            <text:p>Peters</text:p>
          </table:table-cell>
          <table:table-cell table:number-columns-repeated="1020"/>
        </table:table-row>
        <table:table-row table:style-name="ro1">
          <table:table-cell office:value-type="string">
            <text:p>Philippus</text:p>
          </table:table-cell>
          <table:table-cell office:value-type="string">
            <text:p>Lukas</text:p>
          </table:table-cell>
          <table:table-cell office:value-type="string">
            <text:p>Brüssel</text:p>
          </table:table-cell>
          <table:table-cell office:value-type="string">
            <text:p>Olbrich</text:p>
          </table:table-cell>
          <table:table-cell table:number-columns-repeated="1020"/>
        </table:table-row>
        <table:table-row table:style-name="ro1">
          <table:table-cell office:value-type="string">
            <text:p>Rehart</text:p>
          </table:table-cell>
          <table:table-cell office:value-type="string">
            <text:p>Viktor</text:p>
          </table:table-cell>
          <table:table-cell office:value-type="string">
            <text:p>Brüssel</text:p>
          </table:table-cell>
          <table:table-cell office:value-type="string">
            <text:p>Olbrich</text:p>
          </table:table-cell>
          <table:table-cell table:number-columns-repeated="1020"/>
        </table:table-row>
        <table:table-row table:style-name="ro1">
          <table:table-cell office:value-type="string">
            <text:p>Tessmann</text:p>
          </table:table-cell>
          <table:table-cell office:value-type="string">
            <text:p>Michelle Anna Katharina</text:p>
          </table:table-cell>
          <table:table-cell office:value-type="string">
            <text:p>Brüssel</text:p>
          </table:table-cell>
          <table:table-cell office:value-type="string">
            <text:p>Diefenhardt</text:p>
          </table:table-cell>
          <table:table-cell table:number-columns-repeated="1020"/>
        </table:table-row>
        <table:table-row table:style-name="ro1">
          <table:table-cell office:value-type="string">
            <text:p>Voß</text:p>
          </table:table-cell>
          <table:table-cell office:value-type="string">
            <text:p>Matthias</text:p>
          </table:table-cell>
          <table:table-cell office:value-type="string">
            <text:p>Brüssel</text:p>
          </table:table-cell>
          <table:table-cell office:value-type="string">
            <text:p>Olbrich</text:p>
          </table:table-cell>
          <table:table-cell table:number-columns-repeated="1020"/>
        </table:table-row>
        <table:table-row table:style-name="ro1">
          <table:table-cell office:value-type="string">
            <text:p>Zlotin</text:p>
          </table:table-cell>
          <table:table-cell office:value-type="string">
            <text:p>Ilan</text:p>
          </table:table-cell>
          <table:table-cell office:value-type="string">
            <text:p>Brüssel</text:p>
          </table:table-cell>
          <table:table-cell office:value-type="string">
            <text:p>Olbrich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3:29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ias Schulz</meta:initial-creator>
    <meta:creation-date>2010-02-22T12:18:35</meta:creation-date>
    <dc:date>2010-02-22T13:29:01</dc:date>
    <dc:creator>Tobias Schulz</dc:creator>
    <meta:editing-duration>PT01H10M27S</meta:editing-duration>
    <meta:editing-cycles>2</meta:editing-cycles>
    <meta:generator>OpenOffice.org/3.1$Linux OpenOffice.org_project/310m19$Build-9420</meta:generator>
    <meta:document-statistic meta:table-count="3" meta:cell-count="68" meta:object-count="0"/>
  </office:meta>
</office:document-meta>
</file>